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loext:opacity="100%" style:font-name="Consolas" fo:font-size="10pt" fo:background-color="#e8f2fe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loext:opacity="100%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loext:opacity="100%" style:font-name="Consolas" fo:font-size="10pt" fo:background-color="#e8f2fe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cd6f"/>
    </style:style>
    <style:style style:name="T3" style:family="text">
      <style:text-properties officeooo:rsid="0013a6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 desea crear una aplicación para viajantes de una empresa</text:p>
      <text:p text:style-name="Standard"/>
      <text:p text:style-name="Standard">De cada viajante se necesita saber <text:span text:style-name="T2">su nombre </text:span><text:span text:style-name="T3">que lo identifica</text:span><text:span text:style-name="T2">, y </text:span><text:s/>las ciudades a las que ha viajado y se le asigna un nivel que inicialmente es 0, pero que aumenta una unidad por cada 3 ciudades visitadas</text:p>
      <text:p text:style-name="Standard"/>
      <text:p text:style-name="Standard">El departamento estará formado por un nº de viajantes <text:s/>cambiante, inicialmente al crearlo no tendra ning<text:span text:style-name="T2">ú</text:span>n viajante.</text:p>
      <text:p text:style-name="Standard"/>
      <text:p text:style-name="Standard">Crea un main para probar la aplicación con un menú</text:p>
      <text:p text:style-name="P2">1.añadir viajante 2.añadir viaje. 3.ver mejor viajante.4 ver dto.5 salir</text:p>
      <text:p text:style-name="P2"/>
      <text:p text:style-name="P2">la opcion 1 crea un viajante pidiendo el nombre, y asignnado nivel 0 (si ya exite pues lo indica y no lo añade al arraylist)</text:p>
      <text:p text:style-name="P2">la opcion 2 require antes de añadir la ciudad, pedir el nombre del viajante, si existe añade la ciudad y si no lo indica</text:p>
      <text:p text:style-name="P2">la opcion 3 mostrará los viajantes que tiene el máximo nivel</text:p>
      <text:p text:style-name="P2">la opcion 4 mostrará todos los viajantes</text:p>
      <text:p text:style-name="P2"/>
      <text:p text:style-name="P2"/>
      <text:p text:style-name="P2">Recuerda</text:p>
      <text:p text:style-name="P4">/*El <text:span text:style-name="T1">comportamiento</text:span> <text:span text:style-name="T1">del</text:span> nextInt() c<text:span text:style-name="T1">uándo</text:span> <text:span text:style-name="T1">le</text:span> introduces <text:span text:style-name="T1">de</text:span> <text:span text:style-name="T1">entrada</text:span> <text:span text:style-name="T1">un</text:span> 4 <text:span text:style-name="T1">en</text:span> <text:span text:style-name="T1">realidad</text:span> <text:span text:style-name="T1">estás</text:span> <text:span text:style-name="T1">introduciendo</text:span> <text:span text:style-name="T1">un</text:span> 4 y <text:span text:style-name="T1">un</text:span> <text:span text:style-name="T1">salto</text:span> <text:span text:style-name="T1">de</text:span> <text:span text:style-name="T1">línea</text:span>(\n) y el nextInt() no <text:span text:style-name="T1">te</text:span> consume el <text:span text:style-name="T1">salto</text:span> <text:span text:style-name="T1">de</text:span> <text:span text:style-name="T1">línea</text:span> (\n).</text:p>
      <text:p text:style-name="P1"/>
      <text:p text:style-name="P3"><text:span text:style-name="T1">Eso</text:span> <text:span text:style-name="T1">significa</text:span> <text:span text:style-name="T1">que</text:span> el nextLine() <text:span text:style-name="T1">está</text:span> <text:span text:style-name="T1">leyendo</text:span> <text:span text:style-name="T1">este</text:span> <text:span text:style-name="T1">salto</text:span> <text:span text:style-name="T1">de</text:span> <text:span text:style-name="T1">línea</text:span> (<text:span text:style-name="T1">que</text:span> <text:span text:style-name="T1">es</text:span> <text:span text:style-name="T1">vacío</text:span> --&gt; \n).</text:p>
      <text:p text:style-name="P1"/>
      <text:p text:style-name="P3"><text:span text:style-name="T1">Para</text:span> <text:span text:style-name="T1">solucionarlo</text:span>, <text:span text:style-name="T1">cuándo</text:span> <text:span text:style-name="T1">hagas</text:span> <text:span text:style-name="T1">un</text:span> nextInt() <text:span text:style-name="T1">pon</text:span> <text:span text:style-name="T1">siempre</text:span> <text:span text:style-name="T1">un</text:span> nextLine() <text:span text:style-name="T1">que</text:span> no <text:span text:style-name="T1">tendrá</text:span> <text:span text:style-name="T1">contenido</text:span>.*/</text:p>
      <text:p text:style-name="P3"/>
      <text:p text:style-name="P5">Anexo</text:p>
      <text:p text:style-name="P5">Implementa una nivelacion del nivel de modo que al añadir una 4 ciudad, elimine las anteriores ciudad vistadas ademas de aumentar el nivel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21:25:04.16</meta:creation-date>
    <dc:date>2022-02-01T11:21:17.997000000</dc:date>
    <meta:editing-duration>PT47M7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242" meta:character-count="1366" meta:non-whitespace-character-count="1137"/>
  </office:meta>
</office:document-meta>
</file>